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weight="bold" officeooo:rsid="009871ab" officeooo:paragraph-rsid="00a4aee6" style:font-weight-asian="bold" style:font-weight-complex="bold"/>
    </style:style>
    <style:style style:name="P2" style:family="paragraph" style:parent-style-name="Text_20_body">
      <style:text-properties fo:font-weight="bold" officeooo:paragraph-rsid="00920330" style:font-weight-asian="bold" style:font-weight-complex="bold"/>
    </style:style>
    <style:style style:name="P3" style:family="paragraph" style:parent-style-name="Text_20_body">
      <style:text-properties style:font-name="Liberation Serif" fo:font-size="12pt" officeooo:rsid="0093ee29" officeooo:paragraph-rsid="00a4aee6" style:font-size-asian="10.5pt" style:font-size-complex="12pt"/>
    </style:style>
    <style:style style:name="P4" style:family="paragraph" style:parent-style-name="Text_20_body">
      <style:text-properties style:font-name="Liberation Serif" fo:font-size="12pt" officeooo:rsid="0093ee29" officeooo:paragraph-rsid="00a873a7" style:font-size-asian="10.5pt" style:font-size-complex="12pt"/>
    </style:style>
    <style:style style:name="P5" style:family="paragraph" style:parent-style-name="Text_20_body">
      <style:text-properties style:font-name="Liberation Serif" fo:font-size="12pt" officeooo:rsid="00a7d32f" officeooo:paragraph-rsid="00a97618" style:font-size-asian="10.5pt" style:font-size-complex="12pt"/>
    </style:style>
    <style:style style:name="P6" style:family="paragraph" style:parent-style-name="Text_20_body">
      <style:text-properties style:font-name="Liberation Serif" fo:font-size="12pt" officeooo:rsid="00a7d32f" officeooo:paragraph-rsid="00a7d32f" style:font-size-asian="10.5pt" style:font-size-complex="12pt"/>
    </style:style>
    <style:style style:name="P7" style:family="paragraph" style:parent-style-name="Text_20_body">
      <style:text-properties style:font-name="Liberation Serif" fo:font-size="12pt" officeooo:rsid="00ad7beb" officeooo:paragraph-rsid="00ad7beb" style:font-size-asian="10.5pt" style:font-size-complex="12pt"/>
    </style:style>
    <style:style style:name="P8" style:family="paragraph" style:parent-style-name="Text_20_body">
      <style:text-properties style:font-name="Liberation Serif" fo:font-size="12pt" officeooo:rsid="00b0df01" officeooo:paragraph-rsid="00b0df01" style:font-size-asian="10.5pt" style:font-size-complex="12pt"/>
    </style:style>
    <style:style style:name="P9" style:family="paragraph" style:parent-style-name="Text_20_body">
      <style:text-properties style:font-name="Liberation Serif" fo:font-size="12pt" officeooo:rsid="00a3fbe1" officeooo:paragraph-rsid="00a3fbe1" style:font-size-asian="10.5pt" style:font-size-complex="12pt"/>
    </style:style>
    <style:style style:name="P10" style:family="paragraph" style:parent-style-name="Text_20_body">
      <style:text-properties style:font-name="Liberation Serif" fo:font-size="12pt" officeooo:rsid="00905fbd" officeooo:paragraph-rsid="00a873a7" style:font-size-asian="10.5pt" style:font-size-complex="12pt"/>
    </style:style>
    <style:style style:name="P11" style:family="paragraph" style:parent-style-name="Text_20_body">
      <style:text-properties style:font-name="Liberation Serif" fo:font-size="12pt" fo:font-weight="normal" officeooo:rsid="00905fbd" officeooo:paragraph-rsid="00a3fbe1" style:font-size-asian="10.5pt" style:font-weight-asian="normal" style:font-size-complex="12pt" style:font-weight-complex="normal"/>
    </style:style>
    <style:style style:name="P12" style:family="paragraph" style:parent-style-name="Text_20_body">
      <style:text-properties style:font-name="Liberation Serif" fo:font-size="12pt" fo:font-weight="normal" officeooo:rsid="00905fbd" officeooo:paragraph-rsid="00a8bc8b" style:font-size-asian="10.5pt" style:font-weight-asian="normal" style:font-size-complex="12pt" style:font-weight-complex="normal"/>
    </style:style>
    <style:style style:name="P13" style:family="paragraph" style:parent-style-name="Text_20_body">
      <style:text-properties style:font-name="Liberation Serif" fo:font-size="12pt" fo:font-weight="normal" officeooo:rsid="00b725e4" officeooo:paragraph-rsid="00b725e4" style:font-size-asian="10.5pt" style:font-weight-asian="normal" style:font-size-complex="12pt" style:font-weight-complex="normal"/>
    </style:style>
    <style:style style:name="P14" style:family="paragraph" style:parent-style-name="Text_20_body">
      <style:text-properties style:font-name="Liberation Serif" fo:font-size="12pt" fo:font-weight="normal" officeooo:rsid="00b9aca9" officeooo:paragraph-rsid="00b9aca9" style:font-size-asian="10.5pt" style:font-weight-asian="normal" style:font-size-complex="12pt" style:font-weight-complex="normal"/>
    </style:style>
    <style:style style:name="P15" style:family="paragraph" style:parent-style-name="Text_20_body">
      <style:text-properties style:font-name="Liberation Serif" fo:font-size="12pt" fo:font-weight="normal" officeooo:rsid="00920330" officeooo:paragraph-rsid="00a8bc8b" style:font-size-asian="12pt" style:font-weight-asian="normal" style:font-size-complex="12pt" style:font-weight-complex="normal"/>
    </style:style>
    <style:style style:name="P16" style:family="paragraph" style:parent-style-name="Text_20_body">
      <style:text-properties style:font-name="Liberation Serif" fo:font-size="12pt" fo:font-weight="normal" officeooo:rsid="00b9aca9" officeooo:paragraph-rsid="00b9aca9" style:font-size-asian="12pt" style:font-weight-asian="normal" style:font-size-complex="12pt" style:font-weight-complex="normal"/>
    </style:style>
    <style:style style:name="P17" style:family="paragraph" style:parent-style-name="Text_20_body">
      <style:text-properties officeooo:rsid="00a3fbe1" officeooo:paragraph-rsid="00a7d32f"/>
    </style:style>
    <style:style style:name="P18" style:family="paragraph" style:parent-style-name="Text_20_body">
      <style:text-properties officeooo:rsid="00a3fbe1" officeooo:paragraph-rsid="00a97618"/>
    </style:style>
    <style:style style:name="P19" style:family="paragraph" style:parent-style-name="Text_20_body">
      <style:text-properties fo:font-size="12pt" officeooo:rsid="008df92c" officeooo:paragraph-rsid="00a97618" style:font-size-asian="10.5pt" style:font-size-complex="12pt"/>
    </style:style>
    <style:style style:name="P20" style:family="paragraph" style:parent-style-name="Text_20_body">
      <style:text-properties fo:font-weight="normal" style:font-weight-asian="normal" style:font-weight-complex="normal"/>
    </style:style>
    <style:style style:name="P21" style:family="paragraph" style:parent-style-name="Heading_20_1">
      <style:text-properties style:font-name="Liberation Serif" fo:font-size="16pt" officeooo:rsid="002fd4f2" officeooo:paragraph-rsid="002fd4f2" style:font-size-asian="16pt" style:font-size-complex="16pt"/>
    </style:style>
    <style:style style:name="P22" style:family="paragraph" style:parent-style-name="Heading_20_2">
      <style:text-properties style:font-name="Liberation Serif" fo:font-size="14pt" officeooo:rsid="00a3fbe1" officeooo:paragraph-rsid="00a3fbe1" style:font-size-asian="14pt" style:font-size-complex="14pt"/>
    </style:style>
    <style:style style:name="P23" style:family="paragraph" style:parent-style-name="Heading_20_2">
      <style:text-properties fo:font-size="14pt" style:font-size-asian="14pt" style:font-size-complex="14pt"/>
    </style:style>
    <style:style style:name="P24" style:family="paragraph" style:parent-style-name="Heading_20_2">
      <style:text-properties fo:font-size="14pt" officeooo:paragraph-rsid="00b54328" style:font-size-asian="14pt" style:font-size-complex="14pt"/>
    </style:style>
    <style:style style:name="T1" style:family="text">
      <style:text-properties style:font-name="Liberation Serif"/>
    </style:style>
    <style:style style:name="T2" style:family="text">
      <style:text-properties style:font-name="Liberation Serif" fo:font-size="12pt" style:font-size-asian="10.5pt" style:font-size-complex="12pt"/>
    </style:style>
    <style:style style:name="T3" style:family="text">
      <style:text-properties style:font-name="Liberation Serif" fo:font-size="12pt" officeooo:rsid="008f6827" style:font-size-asian="10.5pt" style:font-size-complex="12pt"/>
    </style:style>
    <style:style style:name="T4" style:family="text">
      <style:text-properties style:font-name="Liberation Serif" fo:font-size="12pt" officeooo:rsid="00a27f03" style:font-size-asian="10.5pt" style:font-size-complex="12pt"/>
    </style:style>
    <style:style style:name="T5" style:family="text">
      <style:text-properties style:font-name="Liberation Serif" fo:font-size="12pt" officeooo:rsid="00a4aee6" style:font-size-asian="10.5pt" style:font-size-complex="12pt"/>
    </style:style>
    <style:style style:name="T6" style:family="text">
      <style:text-properties style:font-name="Liberation Serif" fo:font-size="12pt" officeooo:rsid="00920330" style:font-size-asian="10.5pt" style:font-size-complex="12pt"/>
    </style:style>
    <style:style style:name="T7" style:family="text">
      <style:text-properties style:font-name="Liberation Serif" fo:font-size="12pt" officeooo:rsid="00a7d32f" style:font-size-asian="10.5pt" style:font-size-complex="12pt"/>
    </style:style>
    <style:style style:name="T8" style:family="text">
      <style:text-properties style:font-name="Liberation Serif" fo:font-size="12pt" officeooo:rsid="00a873a7" style:font-size-asian="10.5pt" style:font-size-complex="12pt"/>
    </style:style>
    <style:style style:name="T9" style:family="text">
      <style:text-properties style:font-name="Liberation Serif" fo:font-size="12pt" officeooo:rsid="00a97618" style:font-size-asian="10.5pt" style:font-size-complex="12pt"/>
    </style:style>
    <style:style style:name="T10" style:family="text">
      <style:text-properties style:font-name="Liberation Serif" fo:font-size="12pt" officeooo:rsid="00abe03d" style:font-size-asian="10.5pt" style:font-size-complex="12pt"/>
    </style:style>
    <style:style style:name="T11" style:family="text">
      <style:text-properties style:font-name="Liberation Serif" fo:font-size="12pt" fo:font-weight="normal" style:font-size-asian="10.5pt" style:font-weight-asian="normal" style:font-size-complex="12pt" style:font-weight-complex="normal"/>
    </style:style>
    <style:style style:name="T12" style:family="text">
      <style:text-properties style:font-name="Liberation Serif" fo:font-size="12pt" fo:font-weight="normal" officeooo:rsid="00a4aee6" style:font-size-asian="10.5pt" style:font-weight-asian="normal" style:font-size-complex="12pt" style:font-weight-complex="normal"/>
    </style:style>
    <style:style style:name="T13" style:family="text">
      <style:text-properties style:font-name="Liberation Serif" officeooo:rsid="00a27f03"/>
    </style:style>
    <style:style style:name="T14" style:family="text">
      <style:text-properties style:font-name="Liberation Serif" officeooo:rsid="00a97618"/>
    </style:style>
    <style:style style:name="T15" style:family="text">
      <style:text-properties style:font-name="Liberation Serif" officeooo:rsid="00abe03d"/>
    </style:style>
    <style:style style:name="T16" style:family="text">
      <style:text-properties officeooo:rsid="0093ee29"/>
    </style:style>
    <style:style style:name="T17" style:family="text">
      <style:text-properties officeooo:rsid="00a27f03"/>
    </style:style>
    <style:style style:name="T18" style:family="text">
      <style:text-properties fo:font-weight="bold" style:font-weight-asian="bold" style:font-weight-complex="bold"/>
    </style:style>
    <style:style style:name="T19" style:family="text">
      <style:text-properties fo:font-weight="bold" officeooo:rsid="00a27f03" style:font-weight-asian="bold" style:font-weight-complex="bold"/>
    </style:style>
    <style:style style:name="T20" style:family="text">
      <style:text-properties fo:font-weight="bold" officeooo:rsid="00a873a7" style:font-weight-asian="bold" style:font-weight-complex="bold"/>
    </style:style>
    <style:style style:name="T21" style:family="text">
      <style:text-properties fo:font-weight="bold" officeooo:rsid="00b725e4" style:font-weight-asian="bold" style:font-weight-complex="bold"/>
    </style:style>
    <style:style style:name="T22" style:family="text">
      <style:text-properties fo:font-weight="bold" officeooo:rsid="008f6827" style:font-size-asian="12pt" style:font-weight-asian="bold" style:font-weight-complex="bold"/>
    </style:style>
    <style:style style:name="T23" style:family="text">
      <style:text-properties officeooo:rsid="00a3fbe1"/>
    </style:style>
    <style:style style:name="T24" style:family="text">
      <style:text-properties style:font-size-asian="12pt"/>
    </style:style>
    <style:style style:name="T25" style:family="text">
      <style:text-properties officeooo:rsid="008f6827" style:font-size-asian="12pt"/>
    </style:style>
    <style:style style:name="T26" style:family="text">
      <style:text-properties officeooo:rsid="00a27f03" style:font-size-asian="12pt"/>
    </style:style>
    <style:style style:name="T27" style:family="text">
      <style:text-properties officeooo:rsid="00a873a7" style:font-size-asian="12pt"/>
    </style:style>
    <style:style style:name="T28" style:family="text">
      <style:text-properties officeooo:rsid="00b725e4" style:font-size-asian="12pt"/>
    </style:style>
    <style:style style:name="T29" style:family="text">
      <style:text-properties officeooo:rsid="00b7f6fa" style:font-size-asian="12pt"/>
    </style:style>
    <style:style style:name="T30" style:family="text">
      <style:text-properties officeooo:rsid="00a7d32f"/>
    </style:style>
    <style:style style:name="T31" style:family="text">
      <style:text-properties officeooo:rsid="00a873a7"/>
    </style:style>
    <style:style style:name="T32" style:family="text">
      <style:text-properties officeooo:rsid="00a8bc8b"/>
    </style:style>
    <style:style style:name="T33" style:family="text">
      <style:text-properties officeooo:rsid="00a97618"/>
    </style:style>
    <style:style style:name="T34" style:family="text">
      <style:text-properties officeooo:rsid="00abe03d"/>
    </style:style>
    <style:style style:name="T35" style:family="text">
      <style:text-properties officeooo:rsid="00ae66d7"/>
    </style:style>
    <style:style style:name="T36" style:family="text">
      <style:text-properties officeooo:rsid="00b41b75"/>
    </style:style>
    <style:style style:name="T37" style:family="text">
      <style:text-properties officeooo:rsid="00b725e4"/>
    </style:style>
    <style:style style:name="T38" style:family="text">
      <style:text-properties officeooo:rsid="00b798ba"/>
    </style:style>
    <style:style style:name="T39" style:family="text">
      <style:text-properties officeooo:rsid="00b7f6fa"/>
    </style:style>
    <style:style style:name="T40" style:family="text">
      <style:text-properties officeooo:rsid="00ba5a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CST<text:span text:style-name="T17">0006</text:span> – <text:span text:style-name="T40">Computer Programming Foundations</text:span></text:h>
      <text:h text:style-name="P22" text:outline-level="2">INTRODUCTION <text:span text:style-name="T32">to WEEK00</text:span></text:h>
      <text:p text:style-name="P9"><text:span text:style-name="T36">It is my opinion that there</text:span> is nothing more frustrating and nothing more rewarding than writing software. <text:s/>As with any industry, having the right tools and a background knowledge of how to do the <text:span text:style-name="T30">individual </text:span>tasks needed <text:span text:style-name="T30">to complete a project, </text:span>will make all the difference in building <text:span text:style-name="T30">your project</text:span> properly and efficiently or <text:span text:style-name="T30">having it </text:span>tak<text:span text:style-name="T33">e</text:span> way too long and potentially needing to call someone that can actually do the job <text:span text:style-name="T30">for you</text:span>. <text:s/><text:span text:style-name="T33">Properly.</text:span></text:p>
      <text:p text:style-name="P18"><text:span text:style-name="T2">Programming has </text:span><text:span text:style-name="T5">many </text:span><text:span text:style-name="T2">tools that are used and understanding how to use these tools before you even learn </text:span><text:span text:style-name="T9">how to write </text:span><text:span text:style-name="T2">a line of code can help you get a </text:span><text:span text:style-name="T10">great </text:span><text:span text:style-name="T2">head start. <text:s/></text:span><text:span text:style-name="T3">When most people </text:span><text:span text:style-name="T5">begin</text:span><text:span text:style-name="T3"> programming, </text:span><text:span text:style-name="T4">a lot of the time they</text:span><text:span text:style-name="T3"> grab a </text:span><text:span text:style-name="T5">text editor</text:span><text:span text:style-name="T3"> and start </text:span><text:span text:style-name="T5">blindly </text:span><text:span text:style-name="T3">coding away, </text:span><text:span text:style-name="T5">hoping to </text:span><text:span text:style-name="T3">bash out a working program. <text:s/>The common scenario is that </text:span><text:span text:style-name="T7">they are</text:span><text:span text:style-name="T3"> working </text:span><text:span text:style-name="T6">on a </text:span><text:span text:style-name="T3">program, things are awesome, </text:span><text:span text:style-name="T6">everything </text:span><text:span text:style-name="T7">they</text:span><text:span text:style-name="T6"> test is working, </text:span><text:span text:style-name="T3">then </text:span><text:span text:style-name="T7">they</text:span><text:span text:style-name="T3"> make some changes and BAM! <text:s/>Nothing works… and </text:span><text:span text:style-name="T7">they</text:span><text:span text:style-name="T3">’ve changed the code so much that there is no way to </text:span><text:span text:style-name="T8">simply </text:span><text:span text:style-name="T3">go back to when it was working again. <text:s/></text:span><text:span text:style-name="T4">This can potentially take hours to backtrack to the point where the code </text:span><text:span text:style-name="T7">works</text:span><text:span text:style-name="T4"> again. <text:s/></text:span><text:span text:style-name="T9">All of </text:span><text:span text:style-name="T10">that time is w</text:span><text:span text:style-name="T9">asted time.</text:span></text:p>
      <text:p text:style-name="P17"><text:span text:style-name="T9">A</text:span><text:span text:style-name="T3"> Source Code Management System </text:span><text:span text:style-name="T9">is a tool that you can use to help you track the changes you make to your code </text:span><text:span text:style-name="T10">and immediately step back in time to when the code was working.</text:span></text:p>
      <text:h text:style-name="P24" text:outline-level="2">SCM - Source Code Management System</text:h>
      <text:p text:style-name="P5">Source Code Management Systems allow you to track the changes you make to your programs. <text:s/></text:p>
      <text:p text:style-name="P19"><text:span text:style-name="T13">There are many </text:span><text:span text:style-name="T14">S</text:span><text:span text:style-name="T13">ource </text:span><text:span text:style-name="T14">C</text:span><text:span text:style-name="T13">ode </text:span><text:span text:style-name="T14">M</text:span><text:span text:style-name="T13">anagement </text:span><text:span text:style-name="T14">S</text:span><text:span text:style-name="T13">ystems in use today, but </text:span><text:span text:style-name="T1">Git is </text:span><text:span text:style-name="T13">by far </text:span><text:span text:style-name="T1">the most popular source code management system in the world. <text:s/></text:span><text:span text:style-name="T15">Another name that an </text:span><text:span text:style-name="T14">SCM </text:span><text:span text:style-name="T15">can</text:span><text:span text:style-name="T14"> go by is VCS – Version Control Systems. <text:s/></text:span><text:span text:style-name="T15">I personally think that SCM is a more thorough and descriptive name and can include VCS as part of its description.</text:span></text:p>
      <text:h text:style-name="P24" text:outline-level="2">Git</text:h>
      <text:p text:style-name="P6">Git is a free and open source distributed version control system designed to handle everything from small to very large projects with speed and efficiency. <text:s/><text:span text:style-name="T34">(Description from their website)</text:span></text:p>
      <text:p text:style-name="P7">A distributed version control system means you get a complete <text:span text:style-name="T35">local </text:span>copy of the entire software repository and the history of all the changes that have been made. <text:s/><text:span text:style-name="T39">You are able to code away and build awesome changes on your own and when those changes are complete, you can share those changes. <text:s/>Compare this to a centralized version control system where you work on a shared codebase and if the server ever crashes or the code becomes buggy, you’re done working until these issues are fixed.</text:span></text:p>
      <text:p text:style-name="P4"><text:span text:style-name="T27">O</text:span><text:span text:style-name="T26">ne of </text:span><text:span text:style-name="T29">the strengths of Git is you can benefit from both types of systems by including a central software repository</text:span><text:span text:style-name="T26">.</text:span></text:p>
      <text:h text:style-name="P23" text:outline-level="2"><text:soft-page-break/><text:span text:style-name="T19">Central </text:span><text:span text:style-name="T18">Software Repositories</text:span></text:h>
      <text:p text:style-name="P3"><text:span text:style-name="T17">A Central </text:span>Software Repositor<text:span text:style-name="T23">y</text:span> <text:span text:style-name="T17">is</text:span> useful because there is one location that everyone can sync with <text:span text:style-name="T17">allows</text:span> for better collaboration. <text:s/>So that when you submit <text:span text:style-name="T37">your awesome changes</text:span>, everyone else <text:span text:style-name="T37">in the group </text:span>can pull your changes. <text:s/><text:span text:style-name="T17">Some famous Central Software Repositories are Gitlab, Bitbucket and Github. <text:s/></text:span><text:span text:style-name="T25">Most software project</text:span><text:span text:style-name="T26">s</text:span><text:span text:style-name="T25"> you will work on will be a </text:span><text:span text:style-name="T22">collaborative</text:span><text:span text:style-name="T25"> effort, </text:span><text:span text:style-name="T26">having a Source Code Management System keeps everyone’s code organized and </text:span><text:span text:style-name="T27">one central location for everyone to keep their git repositories </text:span><text:span text:style-name="T26">synced together.</text:span></text:p>
      <text:p text:style-name="P8"><text:span text:style-name="T26">A</text:span><text:span text:style-name="T24">nother reason to use a Central Software Repository is that some of the popular online tools like Github and Gitlab has work-flow tools to allow you to collaborate and track the workload </text:span><text:span text:style-name="T28">between each member.</text:span></text:p>
      <text:h text:style-name="P23" text:outline-level="2">Work-flow</text:h>
      <text:p text:style-name="P15"><text:span text:style-name="T31">M</text:span>ost software project<text:span text:style-name="T31">s</text:span> you will work on will be a collaborative effort. <text:s/>Having a system to control who works on what, and how far along they are is important for the project maintainers to know. <text:s/>That way they can move people around or help in areas that are missing deadlines.</text:p>
      <text:p text:style-name="P10"><text:span text:style-name="T20">Waterfall </text:span><text:span text:style-name="T21">vs</text:span><text:span text:style-name="T20"> Agile</text:span></text:p>
      <text:p text:style-name="P13">There are two main categories to track the work-flow of software development. <text:s/>The one that is considered by a lot of people to be the old way, is the waterfall method. <text:s/>Picture water flowing down a staircase and you have a picture of how this method works. <text:s/>There is a step for planning, then when planning is finished, <text:span text:style-name="T38">control </text:span>goes to development and then down to testing and so on. <text:s/>If there are any changes that need to happen, you have to go all the way back up to the top and flow down again. <text:s/><text:span text:style-name="T38">Changes are costly and move the release date further away then was originally planned.</text:span></text:p>
      <text:p text:style-name="P13">The newer method is called Agile. <text:s/>Agile’s main selling point is that you do just enough planning and code and testing so that you can adapt to changes. <text:s/><text:span text:style-name="T38">In fact, change is considered a part of the overall development cycle. <text:s/></text:span>Agile was developed from the TPS <text:span text:style-name="T38">(Toyota Production System) and Agile now considered the umbrella term for all development methodologies, including TPS. <text:s/></text:span>There are many different types of Agile development methods, but <text:span text:style-name="T38">scrum tends to be the one that is used most often. <text:s/>The main idea behind scrum is short daily meetings called a scrum and a short development cycle usually in two week increments. <text:s/>Each member takes on a task or two and does their part. <text:s/>If they run into any issues, there is a scrum master that will resolve those issues to keep development flowing.</text:span></text:p>
      <text:p text:style-name="P10"><text:span text:style-name="T18">Kanban Boards </text:span><text:span text:style-name="T21">vs</text:span><text:span text:style-name="T18"> </text:span><text:span text:style-name="T20">Scrum Boards</text:span></text:p>
      <text:p text:style-name="P16">Kanban boards and Scrum boards are very similar in many ways. <text:s/>They are both tools to separate the individual tasks that are needed to be preformed to end up with a working product. <text:s/>Each of these tools is specifically designed for the type of Agile Methodologies that you are using. <text:s/>There is no set rule about you split up your work-flow, but there is a general design of a pre-production, in-production and complete.</text:p>
      <text:p text:style-name="P2"/>
      <text:h text:style-name="P23" text:outline-level="2"><text:soft-page-break/>IDEs - Integrated Development Environments</text:h>
      <text:p text:style-name="P11"><text:span text:style-name="T39">An </text:span>Integrated Development Environment is a software tool that groups useful development tools and integrates them into one larger tool. There is a source code <text:span text:style-name="T33">editing </text:span>tool that allows you to write <text:span text:style-name="T33">your program</text:span>, there is usually some kind of debugging tool, there is an integrated compiler or interpreter and one of the best reasons to use an IDE is that it highlights or colourizes your code and lets you know if you’ve made any mistakes. Some people think this is cheating or makes you a lazy coder. I disagree. Any tool that allows you to work more efficiently is a good tool.</text:p>
      <text:p text:style-name="P20"/>
      <text:p text:style-name="P12"/>
      <text:h text:style-name="P23" text:outline-level="2">Resources:</text:h>
      <text:p text:style-name="P1"><text:span text:style-name="T12">Python </text:span><text:span text:style-name="T11">Book:<text:tab/> <text:tab/></text:span><text:a xlink:type="simple" xlink:href="http://greenteapress.com/thinkpython2/thinkpython2.pdf" text:style-name="Internet_20_link" text:visited-style-name="Visited_20_Internet_20_Link"><text:span text:style-name="T11">http://greenteapress.com/thinkpython2/thinkpython2.pdf</text:span></text:a></text:p>
      <text:p text:style-name="P14">Git Book:<text:tab/><text:tab/><text:a xlink:type="simple" xlink:href="https://git-scm.com/book/" text:style-name="Internet_20_link" text:visited-style-name="Visited_20_Internet_20_Link">https://git-scm.com/book/</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style:page-number="auto" fo:background-color="transparent" style:shadow="none" style:writing-mode="page">
        <style:tab-stops/>
      </style:paragraph-properties>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Build-2</meta:generator>
    <dc:date>2018-05-18T14:22:42.780998537</dc:date>
    <dc:creator>Cory Hilliard</dc:creator>
    <meta:editing-duration>P3DT4H3M6S</meta:editing-duration>
    <meta:editing-cycles>42</meta:editing-cycles>
    <meta:document-statistic meta:table-count="0" meta:image-count="0" meta:object-count="0" meta:page-count="3" meta:paragraph-count="27" meta:word-count="1079" meta:character-count="6277" meta:non-whitespace-character-count="5186"/>
  </office:meta>
</office:document-meta>
</file>